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8cm"/>
    </style:style>
    <style:style style:name="co2" style:family="table-column">
      <style:table-column-properties fo:break-before="auto" style:column-width="18.524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13.374cm"/>
    </style:style>
    <style:style style:name="co5" style:family="table-column">
      <style:table-column-properties fo:break-before="auto" style:column-width="2.82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e7e6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OMBRE Alumno</text:p>
          </table:table-cell>
          <table:table-cell table:style-name="ce5" office:value-type="string" calcext:value-type="string">
            <text:p>Enol Monte Soto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 table:style-name="ce1" office:value-type="string" calcext:value-type="string">
            <text:p>UO</text:p>
          </table:table-cell>
          <table:table-cell table:style-name="ce6" office:value-type="string" calcext:value-type="string">
            <text:p>UO287616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3"/>
          <table:table-cell table:number-columns-repeated="1020"/>
        </table:table-row>
        <table:table-row table:style-name="ro3">
          <table:table-cell table:style-name="ce1"/>
          <table:table-cell table:style-name="ce7" office:value-type="string" calcext:value-type="string">
            <text:p>Errores a considerar</text:p>
          </table:table-cell>
          <table:table-cell table:style-name="ce11" office:value-type="string" calcext:value-type="string">
            <text:p>Poner <text:span text:style-name="T4">X</text:span><text:span text:style-name="T5"> si es verdadero</text:span></text:p>
          </table:table-cell>
          <table:table-cell table:style-name="ce14" office:value-type="string" calcext:value-type="string">
            <text:p>Comentario. Problemas encontrado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<text:s text:c="2"/>Proyecto 2048</text:p>
          </table:table-cell>
          <table:table-cell table:style-name="ce8"/>
          <table:table-cell table:style-name="ce12"/>
          <table:table-cell table:style-name="ce15"/>
          <table:table-cell table:style-name="ce17" table:number-columns-repeated="1020"/>
        </table:table-row>
        <table:table-row table:style-name="ro2">
          <table:table-cell/>
          <table:table-cell table:style-name="ce5"/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 table:style-name="ce1" office:value-type="string" calcext:value-type="string">
            <text:p>Refactorización</text:p>
          </table:table-cell>
          <table:table-cell table:style-name="ce5" office:value-type="string" calcext:value-type="string">
            <text:p>No se han <text:span text:style-name="T1">eliminado</text:span><text:span text:style-name="T2"> los métodos de compactación excepto el de compactar a la derecha</text:span>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No se ha <text:span text:style-name="T1">cambiado</text:span><text:span text:style-name="T2"> el modificador de acceso del método </text:span><text:span text:style-name="T3">compactar a la derecha</text:span><text:span text:style-name="T2"> a privado</text:span>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4">
          <table:table-cell table:style-name="ce1"/>
          <table:table-cell table:style-name="ce5" office:value-type="string" calcext:value-type="string">
            <text:p>No se han eliminado <text:span text:style-name="T1">todos</text:span><text:span text:style-name="T2"> los tests correspondientes a los métodos de compactación </text:span>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4">
          <table:table-cell table:style-name="ce4"/>
          <table:table-cell table:style-name="ce5" office:value-type="string" calcext:value-type="string">
            <text:p>No se ha <text:span text:style-name="T1">cambiado</text:span><text:span text:style-name="T2"> el modificador de acceso del método </text:span><text:span text:style-name="T3">isBoardFull</text:span><text:span text:style-name="T2"> a privado</text:span>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/>
          <table:table-cell table:style-name="ce5"/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moveRight/Left/up/down</text:p>
          </table:table-cell>
          <table:table-cell table:style-name="ce5" office:value-type="string" calcext:value-type="string">
            <text:p>Los submétodos implementados no son privados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5">
          <table:table-cell table:style-name="ce4"/>
          <table:table-cell table:style-name="ce5" office:value-type="string" calcext:value-type="string">
            <text:p>Se implementan diferentes métodos de cada tipo para poder trabajar con distintos tamaños de matriz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3"/>
          <table:table-cell table:number-columns-repeated="1020"/>
        </table:table-row>
        <table:table-row table:style-name="ro4">
          <table:table-cell table:style-name="ce1" office:value-type="string" calcext:value-type="string">
            <text:p>JavaDoc</text:p>
          </table:table-cell>
          <table:table-cell table:style-name="ce5" office:value-type="string" calcext:value-type="string">
            <text:p>No se añaden @param y @return <text:s/>en todos los comentarios de los métodos 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No se ha generado de nuevo la documentación conJavadoc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3"/>
          <table:table-cell table:number-columns-repeated="1020"/>
        </table:table-row>
        <table:table-row table:style-name="ro4">
          <table:table-cell table:style-name="ce1" office:value-type="string" calcext:value-type="string">
            <text:p>Ejecución</text:p>
          </table:table-cell>
          <table:table-cell table:style-name="ce5" office:value-type="string" calcext:value-type="string">
            <text:p>No se ejecuta correctamente todos los escenarios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4">
          <table:table-cell table:style-name="ce1"/>
          <table:table-cell table:style-name="ce5"/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 table:style-name="ce1" office:value-type="string" calcext:value-type="string">
            <text:p>Warnings</text:p>
          </table:table-cell>
          <table:table-cell table:style-name="ce5" office:value-type="string" calcext:value-type="string">
            <text:p>No se han eliminado todos los warnings. 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3"/>
          <table:table-cell table:number-columns-repeated="1020"/>
        </table:table-row>
        <table:table-row table:style-name="ro4">
          <table:table-cell table:style-name="ce1" office:value-type="string" calcext:value-type="string">
            <text:p>Para TODOS los tests</text:p>
          </table:table-cell>
          <table:table-cell table:style-name="ce5" office:value-type="string" calcext:value-type="string">
            <text:p>No se documentan adecuadamente los casos con GIVEN, WHEN, THEN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4">
          <table:table-cell table:style-name="ce1"/>
          <table:table-cell table:style-name="ce5"/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 table:style-name="ce1" office:value-type="string" calcext:value-type="string">
            <text:p>Test. MoveRight/left/up/down</text:p>
          </table:table-cell>
          <table:table-cell table:style-name="ce5" office:value-type="string" calcext:value-type="string">
            <text:p>No se prueba con matriz 3x3 y también un caso con 4x4 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No se prueba algún caso que tenga que compactar y luego sumar y nuevamente compactar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 table:style-name="ce1" office:value-type="string" calcext:value-type="string">
            <text:p>Test.IsFinished</text:p>
          </table:table-cell>
          <table:table-cell table:style-name="ce5" office:value-type="string" calcext:value-type="string">
            <text:p>No se contemplan al menos tes escenarios</text:p>
          </table:table-cell>
          <table:table-cell table:style-name="ce10" office:value-type="string" calcext:value-type="string">
            <text:p>Hecho</text:p>
          </table:table-cell>
          <table:table-cell table:style-name="ce1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2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05">
      <number:minutes number:style="long"/>
      <number:text>:</number:text>
      <number:seconds number:style="long" number:decimal-places="1"/>
    </number:time-style>
    <number:date-style style:name="N135">
      <number:month number:textual="true"/>
      <number:text>-</number:text>
      <number:year/>
    </number:dat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36">
      <number:day number:style="long"/>
      <number:text>-</number:text>
      <number:month number:textual="true"/>
    </number:date-style>
    <number:time-style style:name="N107">
      <number:minutes number:style="long"/>
      <number:text>:</number:text>
      <number:seconds number:style="long"/>
    </number:tim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n</meta:initial-creator>
    <meta:creation-date>2020-01-30T08:05:49</meta:creation-date>
    <dc:date>2023-02-12T17:29:15.673747336</dc:date>
    <meta:generator>LibreOffice/7.3.7.2$Linux_X86_64 LibreOffice_project/30$Build-2</meta:generator>
    <meta:editing-duration>PT10M35S</meta:editing-duration>
    <meta:editing-cycles>3</meta:editing-cycles>
    <meta:document-statistic meta:table-count="1" meta:cell-count="44" meta:object-count="0"/>
    <meta:user-defined meta:name="AppVersion">16.0300</meta:user-defined>
  </office:meta>
</office:document-meta>
</file>